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11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8773</text:p>
          </table:table-cell>
          <table:table-cell table:style-name="ACE-3" table:formula="of:=ROUND([.R2]+[.S2]/60;3)" office:value-type="float" office:value="74.548000000000002">
            <text:p>74.548</text:p>
          </table:table-cell>
          <table:table-cell table:style-name="ACE-3" table:formula="of:=ROUND(-([.T2]+[.U2]/60);3)" office:value-type="float" office:value="-18.859999999999999">
            <text:p>−18.86</text:p>
          </table:table-cell>
          <table:table-cell table:style-name="ACE-3" office:value-type="float" office:value="2940">
            <text:p>294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Dryas, Sal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5">
            <text:p>35</text:p>
          </table:table-cell>
          <table:table-cell table:style-name="ACE-3" table:formula="of:=[.M2]*0.20000000000000001" office:value-type="float" office:value="7">
            <text:p>7</text:p>
          </table:table-cell>
          <table:table-cell table:style-name="ACE-3" table:formula="of:=[.M2]*0.20000000000000001" office:value-type="float" office:value="7">
            <text:p>7</text:p>
          </table:table-cell>
          <table:table-cell table:style-name="ACE-3" office:value-type="string">
            <text:p>BennikeWagner2012</text:p>
          </table:table-cell>
          <table:table-cell table:style-name="ACE-3" office:value-type="string">
            <text:p>isolation basin, the isolation happened between LuS-8777 and LuS-8776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2.869">
            <text:p>32.86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1.57">
            <text:p>51.57</text:p>
          </table:table-cell>
          <table:table-cell table:number-columns-repeated="3" table:style-name="ACE-3"/>
          <table:table-cell table:number-columns-repeated="2" table:style-name="ACE-7"/>
          <table:table-cell table:style-name="ACE-6" table:formula="of:=(EXP([.W2]/-8033))*0.97499999999999998^2/(1+[.Y2]/1000)^2" office:value-type="float" office:value="0.95062499999999994">
            <text:p>0.9506</text:p>
          </table:table-cell>
          <table:table-cell table:style-name="ACE-5" table:formula="of:=ROUND(-8033*LN([.AA2]);0)" office:value-type="float" office:value="407">
            <text:p>407</text:p>
          </table:table-cell>
          <table:table-cell table:style-name="ACE-5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8774</text:p>
          </table:table-cell>
          <table:table-cell table:style-name="ACE-3" table:formula="of:=ROUND([.R3]+[.S3]/60;3)" office:value-type="float" office:value="74.548000000000002">
            <text:p>74.548</text:p>
          </table:table-cell>
          <table:table-cell table:style-name="ACE-3" table:formula="of:=ROUND(-([.T3]+[.U3]/60);3)" office:value-type="float" office:value="-18.859999999999999">
            <text:p>−18.86</text:p>
          </table:table-cell>
          <table:table-cell table:style-name="ACE-3" office:value-type="float" office:value="5320">
            <text:p>532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Dryas, Sal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5">
            <text:p>35</text:p>
          </table:table-cell>
          <table:table-cell table:style-name="ACE-3" table:formula="of:=[.M3]*0.20000000000000001" office:value-type="float" office:value="7">
            <text:p>7</text:p>
          </table:table-cell>
          <table:table-cell table:style-name="ACE-3" table:formula="of:=[.M3]*0.20000000000000001" office:value-type="float" office:value="7">
            <text:p>7</text:p>
          </table:table-cell>
          <table:table-cell table:style-name="ACE-3" office:value-type="string">
            <text:p>BennikeWagner2012</text:p>
          </table:table-cell>
          <table:table-cell table:style-name="ACE-3" office:value-type="string">
            <text:p>isolation basin, the isolation happened between LuS-8777 and LuS-8776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2.869">
            <text:p>32.86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1.57">
            <text:p>51.5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8775</text:p>
          </table:table-cell>
          <table:table-cell table:style-name="ACE-3" table:formula="of:=ROUND([.R4]+[.S4]/60;3)" office:value-type="float" office:value="74.548000000000002">
            <text:p>74.548</text:p>
          </table:table-cell>
          <table:table-cell table:style-name="ACE-3" table:formula="of:=ROUND(-([.T4]+[.U4]/60);3)" office:value-type="float" office:value="-18.859999999999999">
            <text:p>−18.86</text:p>
          </table:table-cell>
          <table:table-cell table:style-name="ACE-3" office:value-type="float" office:value="7910">
            <text:p>791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Carex, Potentilla, mos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5">
            <text:p>35</text:p>
          </table:table-cell>
          <table:table-cell table:style-name="ACE-3" table:formula="of:=[.M4]*0.20000000000000001" office:value-type="float" office:value="7">
            <text:p>7</text:p>
          </table:table-cell>
          <table:table-cell table:style-name="ACE-3" table:formula="of:=[.M4]*0.20000000000000001" office:value-type="float" office:value="7">
            <text:p>7</text:p>
          </table:table-cell>
          <table:table-cell table:style-name="ACE-3" office:value-type="string">
            <text:p>BennikeWagner2012</text:p>
          </table:table-cell>
          <table:table-cell table:style-name="ACE-3" office:value-type="string">
            <text:p>isolation basin, the isolation happened between LuS-8777 and LuS-8776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2.869">
            <text:p>32.86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1.57">
            <text:p>51.5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8776</text:p>
          </table:table-cell>
          <table:table-cell table:style-name="ACE-3" table:formula="of:=ROUND([.R5]+[.S5]/60;3)" office:value-type="float" office:value="74.548000000000002">
            <text:p>74.548</text:p>
          </table:table-cell>
          <table:table-cell table:style-name="ACE-3" table:formula="of:=ROUND(-([.T5]+[.U5]/60);3)" office:value-type="float" office:value="-18.859999999999999">
            <text:p>−18.86</text:p>
          </table:table-cell>
          <table:table-cell table:style-name="ACE-3" office:value-type="float" office:value="8995">
            <text:p>8995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Carex, Potentilla, Ranunculus, Juncus, mos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5">
            <text:p>35</text:p>
          </table:table-cell>
          <table:table-cell table:style-name="ACE-3" table:formula="of:=[.M5]*0.20000000000000001" office:value-type="float" office:value="7">
            <text:p>7</text:p>
          </table:table-cell>
          <table:table-cell table:style-name="ACE-3" table:formula="of:=[.M5]*0.20000000000000001" office:value-type="float" office:value="7">
            <text:p>7</text:p>
          </table:table-cell>
          <table:table-cell table:style-name="ACE-3" office:value-type="string">
            <text:p>BennikeWagner2012</text:p>
          </table:table-cell>
          <table:table-cell table:style-name="ACE-3" office:value-type="string">
            <text:p>isolation basin, the isolation happened between LuS-8777 and LuS-8776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2.869">
            <text:p>32.86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1.57">
            <text:p>51.5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-8777</text:p>
          </table:table-cell>
          <table:table-cell table:style-name="ACE-3" table:formula="of:=ROUND([.R6]+[.S6]/60;3)" office:value-type="float" office:value="74.548000000000002">
            <text:p>74.548</text:p>
          </table:table-cell>
          <table:table-cell table:style-name="ACE-3" table:formula="of:=ROUND(-([.T6]+[.U6]/60);3)" office:value-type="float" office:value="-18.859999999999999">
            <text:p>−18.86</text:p>
          </table:table-cell>
          <table:table-cell table:style-name="ACE-3" office:value-type="float" office:value="9655">
            <text:p>9655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Polytrichum s.l. Sp.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3" table:formula="of:=[.M6]*0.20000000000000001" office:value-type="float" office:value="7">
            <text:p>7</text:p>
          </table:table-cell>
          <table:table-cell table:style-name="ACE-3" table:formula="of:=[.M6]*0.20000000000000001" office:value-type="float" office:value="7">
            <text:p>7</text:p>
          </table:table-cell>
          <table:table-cell table:style-name="ACE-3" office:value-type="string">
            <text:p>BennikeWagner2012</text:p>
          </table:table-cell>
          <table:table-cell table:style-name="ACE-3" office:value-type="string">
            <text:p>isolation basin, the isolation happened between LuS-8777 and LuS-8776</text:p>
          </table:table-cell>
          <table:table-cell table:style-name="ACE-3" office:value-type="float" office:value="74">
            <text:p>74</text:p>
          </table:table-cell>
          <table:table-cell table:style-name="ACE-3" office:value-type="float" office:value="32.869">
            <text:p>32.86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1.57">
            <text:p>51.57</text:p>
          </table:table-cell>
          <table:table-cell table:number-columns-repeated="235" table:style-name="ACE-3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2">
          <gnm:selection gnm:start-col="1" gnm:start-row="2" gnm:end-col="1" gnm:end-row="5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8" table:style-name="ACOL-0" table:number-columns-repeated="8"/>
        <table:table-column table:default-cell-style-name="ACE-8" table:style-name="ACOL-0" table:number-columns-repeated="248"/>
        <table:table-row table:style-name="AROW-1">
          <table:table-cell table:style-name="ACE-8" office:value-type="string">
            <text:p>Laboratoryno.</text:p>
          </table:table-cell>
          <table:table-cell table:style-name="ACE-8" office:value-type="string">
            <text:p>Depth (cm)</text:p>
          </table:table-cell>
          <table:table-cell table:style-name="ACE-8" office:value-type="string">
            <text:p>Material</text:p>
          </table:table-cell>
          <table:table-cell table:style-name="ACE-8" office:value-type="string">
            <text:p>14 C age (yr BP)</text:p>
          </table:table-cell>
          <table:table-cell table:style-name="ACE-8" office:value-type="string">
            <text:p>Calendar agea (cal yr BP)</text:p>
          </table:table-cell>
          <table:table-cell table:number-columns-repeated="251" table:style-name="ACE-8"/>
        </table:table-row>
        <table:table-row table:style-name="AROW-1">
          <table:table-cell table:style-name="ACE-8" office:value-type="string">
            <text:p>LuS-8773</text:p>
          </table:table-cell>
          <table:table-cell table:style-name="ACE-8" office:value-type="string">
            <text:p>47–49</text:p>
          </table:table-cell>
          <table:table-cell table:style-name="ACE-8" office:value-type="string">
            <text:p>Dryas, Salix</text:p>
          </table:table-cell>
          <table:table-cell table:style-name="ACE-8" office:value-type="string">
            <text:p>2940 ± 50</text:p>
          </table:table-cell>
          <table:table-cell table:style-name="ACE-8" office:value-type="string">
            <text:p>3005–3206</text:p>
          </table:table-cell>
          <table:table-cell table:style-name="ACE-8"/>
          <table:table-cell table:style-name="ACE-8" office:value-type="float" office:value="2940">
            <text:p>2940</text:p>
          </table:table-cell>
          <table:table-cell table:style-name="ACE-8" office:value-type="float" office:value="50">
            <text:p>50</text:p>
          </table:table-cell>
          <table:table-cell table:number-columns-repeated="248" table:style-name="ACE-8"/>
        </table:table-row>
        <table:table-row table:style-name="AROW-1">
          <table:table-cell table:style-name="ACE-8" office:value-type="string">
            <text:p>LuS-8774</text:p>
          </table:table-cell>
          <table:table-cell table:style-name="ACE-8" office:value-type="string">
            <text:p>93–95</text:p>
          </table:table-cell>
          <table:table-cell table:style-name="ACE-8" office:value-type="string">
            <text:p>Dryas, Salix</text:p>
          </table:table-cell>
          <table:table-cell table:style-name="ACE-8" office:value-type="string">
            <text:p>5320 ± 50</text:p>
          </table:table-cell>
          <table:table-cell table:style-name="ACE-8" office:value-type="string">
            <text:p>6005–6183</text:p>
          </table:table-cell>
          <table:table-cell table:style-name="ACE-8"/>
          <table:table-cell table:style-name="ACE-8" office:value-type="float" office:value="5320">
            <text:p>5320</text:p>
          </table:table-cell>
          <table:table-cell table:style-name="ACE-8" office:value-type="float" office:value="50">
            <text:p>50</text:p>
          </table:table-cell>
          <table:table-cell table:number-columns-repeated="248" table:style-name="ACE-8"/>
        </table:table-row>
        <table:table-row table:style-name="AROW-1">
          <table:table-cell table:style-name="ACE-8" office:value-type="string">
            <text:p>LuS-8775</text:p>
          </table:table-cell>
          <table:table-cell table:style-name="ACE-8" office:value-type="string">
            <text:p>135–137</text:p>
          </table:table-cell>
          <table:table-cell table:style-name="ACE-8" office:value-type="string">
            <text:p>Carex, Potentilla, moss</text:p>
          </table:table-cell>
          <table:table-cell table:style-name="ACE-8" office:value-type="string">
            <text:p>7910 ± 55</text:p>
          </table:table-cell>
          <table:table-cell table:style-name="ACE-8" office:value-type="string">
            <text:p>8607–8950</text:p>
          </table:table-cell>
          <table:table-cell table:style-name="ACE-8"/>
          <table:table-cell table:style-name="ACE-8" office:value-type="float" office:value="7910">
            <text:p>7910</text:p>
          </table:table-cell>
          <table:table-cell table:style-name="ACE-8" office:value-type="float" office:value="55">
            <text:p>55</text:p>
          </table:table-cell>
          <table:table-cell table:number-columns-repeated="248" table:style-name="ACE-8"/>
        </table:table-row>
        <table:table-row table:style-name="AROW-1">
          <table:table-cell table:style-name="ACE-8" office:value-type="string">
            <text:p>LuS-8776</text:p>
          </table:table-cell>
          <table:table-cell table:style-name="ACE-8" office:value-type="string">
            <text:p>167–171</text:p>
          </table:table-cell>
          <table:table-cell table:style-name="ACE-8" office:value-type="string">
            <text:p>Carex, Potentilla, Ranunculus, Juncus, moss</text:p>
          </table:table-cell>
          <table:table-cell table:style-name="ACE-8" office:value-type="string">
            <text:p>8995 ± 75</text:p>
          </table:table-cell>
          <table:table-cell table:style-name="ACE-8" office:value-type="string">
            <text:p>9942–10,241</text:p>
          </table:table-cell>
          <table:table-cell table:style-name="ACE-8"/>
          <table:table-cell table:style-name="ACE-8" office:value-type="float" office:value="8995">
            <text:p>8995</text:p>
          </table:table-cell>
          <table:table-cell table:style-name="ACE-8" office:value-type="float" office:value="75">
            <text:p>75</text:p>
          </table:table-cell>
          <table:table-cell table:number-columns-repeated="248" table:style-name="ACE-8"/>
        </table:table-row>
        <table:table-row table:style-name="AROW-1">
          <table:table-cell table:style-name="ACE-8" office:value-type="string">
            <text:p>LuS-8777</text:p>
          </table:table-cell>
          <table:table-cell table:style-name="ACE-8" office:value-type="string">
            <text:p>239–243</text:p>
          </table:table-cell>
          <table:table-cell table:style-name="ACE-8" office:value-type="string">
            <text:p>Polytrichum s.l. Sp.</text:p>
          </table:table-cell>
          <table:table-cell table:style-name="ACE-8" office:value-type="string">
            <text:p>9655 ± 100</text:p>
          </table:table-cell>
          <table:table-cell table:style-name="ACE-8" office:value-type="string">
            <text:p>10,793–11,197</text:p>
          </table:table-cell>
          <table:table-cell table:style-name="ACE-8"/>
          <table:table-cell table:style-name="ACE-8" office:value-type="float" office:value="9655">
            <text:p>9655</text:p>
          </table:table-cell>
          <table:table-cell table:style-name="ACE-8" office:value-type="float" office:value="100">
            <text:p>100</text:p>
          </table:table-cell>
          <table:table-cell table:number-columns-repeated="248" table:style-name="ACE-8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0" gnm:cursor-row="1">
          <gnm:selection gnm:start-col="0" gnm:start-row="1" gnm:end-col="0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8T07:53:29Z</dc:date>
    <meta:creation-date>2022-10-27T08:15:17Z</meta:creation-date>
    <meta:generator>gnumeric/1.12.46</meta:generator>
  </office:meta>
</office:document-meta>
</file>